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Info.getMessag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ditor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hangeInfo.getMe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udi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ditor.ge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nfo.MessageInfo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nfo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ditor.setExchangeId( String ex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nfo.get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ditor.prepare( MessageExchange [ ] exchan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ditor.setPage( in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ditor.getSelectedExchan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ditor.getEx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hangeInfo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nfo.get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changeInfo.getError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nfo.get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Info.get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changeInf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nfo.getCont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changeInfo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nfo.ExchangeInfo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ditor.Auditor( AuditorMBean m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ditor.get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Info.get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